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9pt" officeooo:rsid="001ae5e0" officeooo:paragraph-rsid="001ae5e0" style:font-size-asian="9pt" style:font-size-complex="9pt"/>
    </style:style>
    <style:style style:name="P2" style:family="paragraph" style:parent-style-name="Standard">
      <style:paragraph-properties fo:text-align="end" style:justify-single-word="false"/>
      <style:text-properties fo:font-size="9pt" officeooo:rsid="00174454" officeooo:paragraph-rsid="00174454" style:font-size-asian="9pt" style:font-size-complex="9pt"/>
    </style:style>
    <style:style style:name="P3" style:family="paragraph" style:parent-style-name="Standard">
      <style:paragraph-properties fo:text-align="end" style:justify-single-word="false"/>
      <style:text-properties fo:font-size="9pt" officeooo:rsid="00174454" officeooo:paragraph-rsid="0017a8cd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font-size="9pt" officeooo:rsid="00174454" officeooo:paragraph-rsid="0019523a" style:font-size-asian="9pt" style:font-size-complex="9pt"/>
    </style:style>
    <style:style style:name="P5" style:family="paragraph" style:parent-style-name="Standard">
      <style:paragraph-properties fo:text-align="end" style:justify-single-word="false"/>
      <style:text-properties fo:font-size="9pt" officeooo:rsid="00174454" officeooo:paragraph-rsid="0020ad39" style:font-size-asian="9pt" style:font-size-complex="9pt"/>
    </style:style>
    <style:style style:name="P6" style:family="paragraph" style:parent-style-name="Standard">
      <style:text-properties fo:font-size="9pt" officeooo:rsid="00174454" officeooo:paragraph-rsid="0020ad39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fo:font-size="9pt" style:text-underline-style="none" fo:font-weight="normal" officeooo:rsid="001b34ef" officeooo:paragraph-rsid="001b34ef" style:font-size-asian="9pt" style:font-weight-asian="normal" style:font-size-complex="9pt" style:font-weight-complex="normal"/>
    </style:style>
    <style:style style:name="P8" style:family="paragraph" style:parent-style-name="Standard">
      <style:text-properties fo:font-size="9pt" fo:font-weight="bold" officeooo:rsid="002106ae" officeooo:paragraph-rsid="002106ae" style:font-size-asian="9pt" style:font-weight-asian="bold" style:font-size-complex="9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8pt" officeooo:paragraph-rsid="0019523a" style:font-size-asian="8pt" style:font-size-complex="8pt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1b34ef" officeooo:paragraph-rsid="001b34ef" style:font-size-asian="14pt" style:font-weight-asian="bold" style:font-size-complex="14pt" style:font-weight-complex="bold"/>
    </style:style>
    <style:style style:name="P11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size="11pt" officeooo:rsid="001ae5e0" officeooo:paragraph-rsid="001ae5e0" style:font-size-asian="11pt" style:font-size-complex="11pt"/>
    </style:style>
    <style:style style:name="P12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size="11pt" officeooo:rsid="00174454" officeooo:paragraph-rsid="00174454" style:font-size-asian="11pt" style:font-size-complex="11pt"/>
    </style:style>
    <style:style style:name="P13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size="11pt" fo:font-weight="normal" officeooo:rsid="001b34ef" officeooo:paragraph-rsid="0020ad39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bold" officeooo:rsid="001a2de4" officeooo:paragraph-rsid="001a2de4" style:font-size-asian="9pt" style:font-weight-asian="bold" style:font-size-complex="9pt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bold" officeooo:rsid="001a2de4" officeooo:paragraph-rsid="001ae5e0" style:font-size-asian="9pt" style:font-weight-asian="bold" style:font-size-complex="9pt" style:font-weight-complex="bold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bold" officeooo:rsid="00174454" officeooo:paragraph-rsid="00174454" style:font-size-asian="9pt" style:font-weight-asian="bold" style:font-size-complex="9pt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bold" officeooo:rsid="00174454" officeooo:paragraph-rsid="0017a8cd" style:font-size-asian="9pt" style:font-weight-asian="bold" style:font-size-complex="9pt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bold" officeooo:rsid="00174454" officeooo:paragraph-rsid="0019523a" style:font-size-asian="9pt" style:font-weight-asian="bold" style:font-size-complex="9pt" style:font-weight-complex="bold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bold" officeooo:rsid="00174454" officeooo:paragraph-rsid="0020ad39" style:font-size-asian="9pt" style:font-weight-asian="bold" style:font-size-complex="9pt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normal" officeooo:rsid="001a2de4" officeooo:paragraph-rsid="001a2de4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normal" officeooo:rsid="001a2de4" officeooo:paragraph-rsid="001ae5e0" style:font-size-asian="9pt" style:font-weight-asian="normal" style:font-size-complex="9pt" style:font-weight-complex="normal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normal" officeooo:rsid="001ae5e0" officeooo:paragraph-rsid="001ae5e0" style:font-size-asian="9pt" style:font-weight-asian="normal" style:font-size-complex="9pt" style:font-weight-complex="normal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normal" officeooo:rsid="001ae5e0" officeooo:paragraph-rsid="0020ad39" style:font-size-asian="9pt" style:font-weight-asian="normal" style:font-size-complex="9pt" style:font-weight-complex="normal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normal" officeooo:rsid="00174454" officeooo:paragraph-rsid="00174454" style:font-size-asian="9pt" style:font-weight-asian="normal" style:font-size-complex="9pt" style:font-weight-complex="normal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normal" officeooo:rsid="00174454" officeooo:paragraph-rsid="0020ad39" style:font-size-asian="9pt" style:font-weight-asian="normal" style:font-size-complex="9pt" style:font-weight-complex="normal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normal" officeooo:rsid="0019523a" officeooo:paragraph-rsid="0019523a" style:font-size-asian="9pt" style:font-weight-asian="normal" style:font-size-complex="9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officeooo:paragraph-rsid="0019523a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9pt" officeooo:rsid="00174454" officeooo:paragraph-rsid="00174454" style:font-size-asian="9pt" style:font-size-complex="9pt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9pt" officeooo:paragraph-rsid="00174454" style:font-size-asian="9pt" style:font-size-complex="9pt"/>
    </style:style>
    <style:style style:name="P30" style:family="paragraph" style:parent-style-name="Standard" style:list-style-name="L2">
      <style:paragraph-properties fo:text-align="start" style:justify-single-word="false"/>
      <style:text-properties fo:font-size="9pt" officeooo:paragraph-rsid="0019523a" style:font-size-asian="9pt" style:font-size-complex="9pt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9pt" officeooo:rsid="0017a8cd" officeooo:paragraph-rsid="0017a8cd" style:font-size-asian="9pt" style:font-size-complex="9pt"/>
    </style:style>
    <style:style style:name="P32" style:family="paragraph" style:parent-style-name="Standard">
      <style:paragraph-properties fo:text-align="end" style:justify-single-word="false"/>
      <style:text-properties officeooo:paragraph-rsid="0017445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9523a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ae5e0" style:font-weight-asian="bold" style:font-weight-complex="bold"/>
    </style:style>
    <style:style style:name="T6" style:family="text">
      <style:text-properties officeooo:rsid="0017a8c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19523a"/>
    </style:style>
    <style:style style:name="T9" style:family="text">
      <style:text-properties officeooo:rsid="001a2de4"/>
    </style:style>
    <style:style style:name="T10" style:family="text">
      <style:text-properties officeooo:rsid="001ae5e0"/>
    </style:style>
    <style:style style:name="T11" style:family="text">
      <style:text-properties fo:font-style="normal" officeooo:rsid="001ae5e0" style:font-style-asian="normal" style:font-style-complex="normal"/>
    </style:style>
    <style:style style:name="T12" style:family="text">
      <style:text-properties fo:font-style="normal" fo:font-weight="normal" officeooo:rsid="001ae5e0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b34ef" style:font-style-asian="normal" style:font-weight-asian="normal" style:font-style-complex="normal" style:font-weight-complex="normal"/>
    </style:style>
    <style:style style:name="T14" style:family="text">
      <style:text-properties officeooo:rsid="001b34ef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b34ef" style:font-weight-asian="normal" style:font-weight-complex="normal"/>
    </style:style>
    <style:style style:name="T17" style:family="text">
      <style:text-properties fo:font-weight="normal" officeooo:rsid="001ae5e0" style:font-weight-asian="normal" style:font-weight-complex="normal"/>
    </style:style>
    <style:style style:name="T18" style:family="text">
      <style:text-properties officeooo:rsid="001da493"/>
    </style:style>
    <style:style style:name="T19" style:family="text">
      <style:text-properties officeooo:rsid="002106ae"/>
    </style:style>
    <style:style style:name="T20" style:family="text">
      <style:text-properties fo:font-size="9pt" officeooo:rsid="002106ae" style:font-size-asian="9pt" style:font-size-complex="9pt"/>
    </style:style>
    <style:style style:name="T21" style:family="text">
      <style:text-properties fo:font-size="9pt" officeooo:rsid="00174454" style:font-size-asian="9pt" style:font-size-complex="9pt"/>
    </style:style>
    <style:style style:name="T22" style:family="text">
      <style:text-properties fo:font-size="9pt" officeooo:rsid="0021a7c6" style:font-size-asian="9pt" style:font-size-complex="9pt"/>
    </style:style>
    <style:style style:name="T23" style:family="text">
      <style:text-properties fo:font-size="9pt" fo:font-style="italic" officeooo:rsid="00174454" style:font-size-asian="9pt" style:font-style-asian="italic" style:font-size-complex="9pt" style:font-style-complex="italic"/>
    </style:style>
    <style:style style:name="T24" style:family="text">
      <style:text-properties officeooo:rsid="0021a7c6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Apollo Jain</text:p>
      <text:p text:style-name="P7">apollojain@gmail.com | apollojain.com | github.com/apollojain</text:p>
      <text:p text:style-name="P11">Technical Skills</text:p>
      <text:p text:style-name="P1"><text:span text:style-name="T4">Languages: </text:span>Python, Matlab, Java, C++, C, Go </text:p>
      <text:p text:style-name="P1"><text:span text:style-name="T4">Frameworks: </text:span>PyTorch, TensorFlow, SciKitLearn, CVXPy, OpenGL</text:p>
      <text:p text:style-name="P8">Other: <text:span text:style-name="T15">Active DoD Secret Clearance</text:span></text:p>
      <text:p text:style-name="P1"/>
      <text:p text:style-name="P12">Professional Experience</text:p>
      <text:section text:style-name="Sect1" text:name="Section1">
        <text:p text:style-name="P16">Anduril Industries <text:s text:c="30"/><text:tab/><text:tab/><text:tab/></text:p>
        <text:p text:style-name="P24">Irvine, CA</text:p>
        <text:p text:style-name="P32"><text:span text:style-name="T23"><text:tab/><text:tab/><text:tab/><text:tab/> Software Engineer</text:span><text:span text:style-name="T21"><text:tab/><text:tab/><text:tab/><text:tab/>November 2018 – </text:span><text:span text:style-name="T22">October 2020</text:span></text:p>
      </text:section>
      <text:list xml:id="list1875644700" text:style-name="L1">
        <text:list-item>
          <text:p text:style-name="P27"><text:span text:style-name="T20">Built out the company’s </text:span><text:span text:style-name="T21">maritime tower product, which includes radar and VHF transceiver serial processing code, general infrastructure, a boat-specific sensor fusion tracking model, and a sigmoid-based hostile boat classifier. Currently used in the field for drug trafficking prevention on the California coast. Written in C++, Golang, and NixOS.</text:span></text:p>
        </text:list-item>
        <text:list-item>
          <text:p text:style-name="P27"><text:span text:style-name="T21">Built </text:span><text:span text:style-name="T20">out radar integrations, tracking models,</text:span><text:span text:style-name="T21"> and software infrastructure for the company’s drone tracking tower. Integrated various third-party RF Detection Sensors in order to improve the algorithm’s confidence. Written in C++, Golang, and NixOS. </text:span><text:span text:style-name="T20">Deployed both domestically and internationally.</text:span></text:p>
        </text:list-item>
        <text:list-item>
          <text:p text:style-name="P28">Created an EKF-based general purpose model for fusing high-confidence measurements (ADSB, AIS, GPS) into the system’s global tracker. <text:span text:style-name="T18">Prototyped in Matlab and written in C++.</text:span></text:p>
        </text:list-item>
      </text:list>
      <text:section text:style-name="Sect1" text:name="Section2">
        <text:p text:style-name="P16">UC San Francisco <text:s text:c="30"/><text:tab/><text:tab/><text:tab/></text:p>
        <text:p text:style-name="P24">San Francisco, CA</text:p>
        <text:p text:style-name="P2"><text:span text:style-name="T1"><text:tab/><text:tab/><text:tab/><text:tab/>Research Engineer</text:span><text:tab/><text:tab/><text:tab/><text:tab/>August 201<text:span text:style-name="T19">7</text:span> – November 2018</text:p>
      </text:section>
      <text:list xml:id="list91112569628561" text:continue-numbering="true" text:style-name="L1">
        <text:list-item>
          <text:p text:style-name="P29">Created an infrastructure pipeline in order to identify features to compute visual and text based features of MRIs <text:span text:style-name="T9">using Python.</text:span></text:p>
        </text:list-item>
        <text:list-item>
          <text:p text:style-name="P29">Created a SVM-based classification model to differentiate between MRI DICOM image types and refined a CNN-based model for the same purpose. <text:span text:style-name="T8">Recorded accurate classification rate of &gt;90%, while reducing false-positive rate by 30% by fusing aforementioned text-based features. Used Python in conjunction with ScikitLearn and PyTorch frameworks.</text:span></text:p>
        </text:list-item>
      </text:list>
      <text:section text:style-name="Sect1" text:name="Section3">
        <text:p text:style-name="P17"><text:span text:style-name="T8">Palantir Technologies</text:span> <text:s text:c="30"/><text:tab/><text:tab/><text:tab/></text:p>
        <text:p text:style-name="P26">New York, NY</text:p>
        <text:p text:style-name="P3"><text:span text:style-name="T1"><text:tab/><text:tab/> <text:s text:c="5"/></text:span><text:span text:style-name="T2">Forward Deployed Engineering Intern</text:span><text:tab/><text:tab/><text:tab/><text:span text:style-name="T6">May</text:span> 201<text:span text:style-name="T6">7</text:span> – <text:span text:style-name="T6">August</text:span> 201<text:span text:style-name="T6">7</text:span></text:p>
      </text:section>
      <text:list xml:id="list91113797610670" text:continue-numbering="true" text:style-name="L1">
        <text:list-item>
          <text:p text:style-name="P31">Worked on comprehensive spreadsheet, including integration with internal tooling for code management, geographic data feature encoding frameworks, proprietary cloud services and database tools, and more.</text:p>
        </text:list-item>
        <text:list-item>
          <text:p text:style-name="P29">Won <text:span text:style-name="T7">Palantir Hack Week</text:span> for an NLP slang and synonym detection project, <text:span text:style-name="T6">which also integrated the aforementioned spreadsheet project that I was involved with.</text:span></text:p>
        </text:list-item>
      </text:list>
      <text:section text:style-name="Sect1" text:name="Section4">
        <text:p text:style-name="P18"><text:span text:style-name="T8">Tesla Motors</text:span> <text:s text:c="28"/><text:tab/><text:tab/><text:tab/></text:p>
        <text:p text:style-name="P26">Palo Alto, CA</text:p>
        <text:p text:style-name="P4"><text:span text:style-name="T1"><text:tab/><text:tab/><text:tab/><text:tab/></text:span><text:span text:style-name="T2">Engineering Intern</text:span><text:tab/><text:tab/><text:tab/><text:tab/><text:span text:style-name="T8">January</text:span> 201<text:span text:style-name="T8">6</text:span> – <text:span text:style-name="T8">May</text:span> 201<text:span text:style-name="T8">6</text:span></text:p>
      </text:section>
      <text:list xml:id="list315516376" text:style-name="L2">
        <text:list-item>
          <text:p text:style-name="P30">Focused on testing and verifying different properties of various parts of the Model 3 Powerboard.</text:p>
        </text:list-item>
        <text:list-item>
          <text:p text:style-name="P30">Created a web application using Django to keep track of and simulate car part lifetimes, <text:span text:style-name="T8">which also served as a Parts Management tool internally.</text:span></text:p>
        </text:list-item>
      </text:list>
      <text:p text:style-name="P9"/>
      <text:p text:style-name="P11">Projects</text:p>
      <text:p text:style-name="P14">Mediate (2019)</text:p>
      <text:p text:style-name="P20">Worked in a four person team for YCombinator Hacks in order to build a pair of glasses for recording, searching, and querying conversations. Used an Arduino Feather, Bluetooth Module, Google Cloud Speech, and MongoDB.</text:p>
      <text:p text:style-name="P20"/>
      <text:p text:style-name="P15">Brainwalk (201<text:span text:style-name="T10">8</text:span>)</text:p>
      <text:p text:style-name="P21">Worked in a four person team on a neurodegenerative disease diagnostics project in conjunction with the UCSF Bove Lab and the Fung Fellowship. Created infrastructure in Python (Scikitlearn and SciPy) to connect the three portions of the project: Eye tracking data, sound-based signal processing, and gait data. </text:p>
      <text:p text:style-name="P22"/>
      <text:p text:style-name="P13">Education</text:p>
      <text:section text:style-name="Sect1" text:name="Section5">
        <text:p text:style-name="P6"><text:span text:style-name="T5">UC Berkeley</text:span><text:span text:style-name="T4"> <text:s text:c="30"/><text:tab/><text:tab/><text:tab/></text:span></text:p>
        <text:p text:style-name="P23"><text:span text:style-name="T14">M</text:span>.S. EECS</text:p>
        <text:p text:style-name="P5"><text:span text:style-name="T3"><text:tab/><text:tab/><text:tab/><text:tab/><text:tab/> <text:s text:c="10"/></text:span><text:span text:style-name="T12">May 201</text:span><text:span text:style-name="T13">8</text:span><text:span text:style-name="T15"><text:tab/><text:tab/><text:tab/><text:tab/> </text:span><text:span text:style-name="T17">GPA: 3.</text:span><text:span text:style-name="T16">9</text:span></text:p>
      </text:section>
      <text:p text:style-name="P6"><text:span text:style-name="T4">Teaching: </text:span>Designing Information Devices and Systems II (Circuits, Controls, and Signal Processing) </text:p>
      <text:p text:style-name="P6"><text:span text:style-name="T4">Thesis:</text:span> EV Infrastructure Planning and Grid Impact Assessment: A Case for Mexico</text:p>
      <text:p text:style-name="P6"/>
      <text:section text:style-name="Sect1" text:name="Section6">
        <text:p text:style-name="P19"><text:span text:style-name="T10">UC Berkeley</text:span> <text:s text:c="30"/><text:tab/><text:tab/><text:tab/></text:p>
        <text:p text:style-name="P23">B.S. EECS</text:p>
        <text:p text:style-name="P5"><text:span text:style-name="T1"><text:tab/><text:tab/><text:tab/><text:tab/><text:tab/> <text:s text:c="10"/></text:span><text:span text:style-name="T11">May 2017</text:span><text:tab/><text:tab/><text:tab/><text:tab/><text:tab/> <text:s/><text:span text:style-name="T10">GPA: 3.6</text:span></text:p>
      </text:section>
      <text:p text:style-name="P6"><text:span text:style-name="T4">Organizations: </text:span>ASUC Student Government (CTO), Robotics at Berkeley (Co-Founder, Vice President), Hackers at Berkeley (Director), Kairos Society </text:p>
      <text:p text:style-name="P25"><text:span text:style-name="T4">Awards: </text:span>Cal Alumni Association Leadership Award, Oski Student Leadership Award, Fung Fellowship for Wellness and Technolog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0346in" fo:margin-right="0.780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1-22T08:14:14.316499406</meta:creation-date>
    <dc:date>2020-11-03T09:11:11.976242733</dc:date>
    <meta:editing-duration>PT55M53S</meta:editing-duration>
    <meta:editing-cycles>14</meta:editing-cycles>
    <meta:generator>LibreOffice/7.0.3.1$MacOSX_X86_64 LibreOffice_project/d7547858d014d4cf69878db179d326fc3483e082</meta:generator>
    <meta:document-statistic meta:table-count="0" meta:image-count="0" meta:object-count="0" meta:page-count="1" meta:paragraph-count="44" meta:word-count="512" meta:character-count="3828" meta:non-whitespace-character-count="3085"/>
  </office:meta>
</office:document-meta>
</file>